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981cm" style:rel-column-width="8973*"/>
    </style:style>
    <style:style style:name="Taulukko1.B" style:family="table-column">
      <style:table-column-properties style:column-width="4.741cm" style:rel-column-width="21466*"/>
    </style:style>
    <style:style style:name="Taulukko1.C" style:family="table-column">
      <style:table-column-properties style:column-width="7.751cm" style:rel-column-width="35096*"/>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none" fo:border-top="none" fo:border-bottom="0.5pt solid #000000" style:writing-mode="lr-tb"/>
    </style:style>
    <style:style style:name="Taulukko1.C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2" style:family="table">
      <style:table-properties style:width="14.474cm" table:align="left" style:writing-mode="lr-tb"/>
    </style:style>
    <style:style style:name="Taulukko2.A" style:family="table-column">
      <style:table-column-properties style:column-width="1.64cm"/>
    </style:style>
    <style:style style:name="Taulukko2.B" style:family="table-column">
      <style:table-column-properties style:column-width="2.91cm"/>
    </style:style>
    <style:style style:name="Taulukko2.C" style:family="table-column">
      <style:table-column-properties style:column-width="3.358cm"/>
    </style:style>
    <style:style style:name="Taulukko2.D" style:family="table-column">
      <style:table-column-properties style:column-width="6.565cm"/>
    </style:style>
    <style:style style:name="Taulukko2.1" style:family="table-row">
      <style:table-row-properties fo:keep-together="auto"/>
    </style:style>
    <style:style style:name="Taulukko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officeooo:paragraph-rsid="001a7056"/>
    </style:style>
    <style:style style:name="P5" style:family="paragraph" style:parent-style-name="Text_20_body">
      <style:text-properties officeooo:paragraph-rsid="0020315a"/>
    </style:style>
    <style:style style:name="P6" style:family="paragraph" style:parent-style-name="Text_20_body">
      <style:text-properties officeooo:paragraph-rsid="0020e339"/>
    </style:style>
    <style:style style:name="P7" style:family="paragraph" style:parent-style-name="Text_20_body">
      <style:paragraph-properties fo:margin-left="0cm" fo:margin-right="0cm" fo:text-indent="0cm" style:auto-text-indent="false" style:snap-to-layout-grid="false"/>
    </style:style>
    <style:style style:name="P8" style:family="paragraph" style:parent-style-name="Text_20_body">
      <style:paragraph-properties fo:margin-left="0cm" fo:margin-right="0cm" fo:text-indent="0cm" style:auto-text-indent="false"/>
      <style:text-properties fo:language="fi" fo:country="FI"/>
    </style:style>
    <style:style style:name="P9" style:family="paragraph" style:parent-style-name="Text_20_body">
      <style:paragraph-properties fo:margin-left="0cm" fo:margin-right="0cm" fo:text-indent="0cm" style:auto-text-indent="false" style:snap-to-layout-grid="false"/>
      <style:text-properties fo:language="fi" fo:country="FI"/>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2"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3" style:family="paragraph" style:parent-style-name="Text_20_body">
      <style:text-properties fo:language="fi" fo:country="FI" officeooo:rsid="001a7056" officeooo:paragraph-rsid="001a7056"/>
    </style:style>
    <style:style style:name="P14" style:family="paragraph" style:parent-style-name="Text_20_body">
      <style:text-properties fo:language="fi" fo:country="FI" officeooo:rsid="001c4646" officeooo:paragraph-rsid="001c4646"/>
    </style:style>
    <style:style style:name="P15" style:family="paragraph" style:parent-style-name="Text_20_body">
      <style:text-properties fo:language="fi" fo:country="FI" officeooo:rsid="0022a181" officeooo:paragraph-rsid="0022a181"/>
    </style:style>
    <style:style style:name="P16" style:family="paragraph" style:parent-style-name="Text_20_body">
      <style:text-properties fo:language="fi" fo:country="FI" officeooo:rsid="00236fa4" officeooo:paragraph-rsid="00236fa4"/>
    </style:style>
    <style:style style:name="P17" style:family="paragraph" style:parent-style-name="Text_20_body">
      <style:text-properties officeooo:paragraph-rsid="00244f39"/>
    </style:style>
    <style:style style:name="P18" style:family="paragraph" style:parent-style-name="Heading_20_1">
      <style:text-properties fo:language="fi" fo:country="FI"/>
    </style:style>
    <style:style style:name="P19" style:family="paragraph" style:parent-style-name="Heading_20_2">
      <style:text-properties fo:language="fi" fo:country="FI"/>
    </style:style>
    <style:style style:name="P20" style:family="paragraph" style:parent-style-name="Heading_20_2">
      <style:text-properties fo:language="fi" fo:country="FI" officeooo:paragraph-rsid="001a7056"/>
    </style:style>
    <style:style style:name="P21" style:family="paragraph" style:parent-style-name="Heading_20_2">
      <style:text-properties fo:language="fi" fo:country="FI" officeooo:rsid="001a7056"/>
    </style:style>
    <style:style style:name="P22" style:family="paragraph" style:parent-style-name="Heading_20_2">
      <style:text-properties fo:language="fi" fo:country="FI" officeooo:rsid="001a7056" officeooo:paragraph-rsid="001a7056"/>
    </style:style>
    <style:style style:name="P23" style:family="paragraph" style:parent-style-name="Heading_20_2">
      <style:text-properties fo:language="fi" fo:country="FI" officeooo:rsid="0020e339" officeooo:paragraph-rsid="0020e339"/>
    </style:style>
    <style:style style:name="P24" style:family="paragraph" style:parent-style-name="Otsikko_20__28_numeroimaton_29_">
      <style:text-properties officeooo:rsid="001a7056" officeooo:paragraph-rsid="001a7056"/>
    </style:style>
    <style:style style:name="P25" style:family="paragraph" style:parent-style-name="Otsikko_20__28_numeroimaton_29_" style:master-page-name="First_20_Page">
      <style:paragraph-properties style:page-number="auto"/>
    </style:style>
    <style:style style:name="T1" style:family="text">
      <style:text-properties officeooo:rsid="001a7056"/>
    </style:style>
    <style:style style:name="T2" style:family="text">
      <style:text-properties fo:language="fi" fo:country="FI"/>
    </style:style>
    <style:style style:name="T3" style:family="text">
      <style:text-properties fo:language="fi" fo:country="FI" officeooo:rsid="001a7056"/>
    </style:style>
    <style:style style:name="T4" style:family="text">
      <style:text-properties fo:language="fi" fo:country="FI" officeooo:rsid="001c4646"/>
    </style:style>
    <style:style style:name="T5" style:family="text">
      <style:text-properties fo:language="fi" fo:country="FI" officeooo:rsid="001f352d"/>
    </style:style>
    <style:style style:name="T6" style:family="text">
      <style:text-properties fo:language="fi" fo:country="FI" officeooo:rsid="0020315a"/>
    </style:style>
    <style:style style:name="T7" style:family="text">
      <style:text-properties fo:language="fi" fo:country="FI" officeooo:rsid="0020e339"/>
    </style:style>
    <style:style style:name="T8" style:family="text">
      <style:text-properties fo:language="fi" fo:country="FI" officeooo:rsid="0022a181"/>
    </style:style>
    <style:style style:name="T9" style:family="text">
      <style:text-properties fo:language="fi" fo:country="FI" officeooo:rsid="00236fa4"/>
    </style:style>
    <style:style style:name="T10" style:family="text">
      <style:text-properties fo:language="fi" fo:country="FI" officeooo:rsid="00244f39"/>
    </style:style>
    <style:style style:name="T11" style:family="text">
      <style:text-properties fo:language="fi" fo:country="FI" officeooo:rsid="0024643b"/>
    </style:style>
    <style:style style:name="Sect1" style:family="section">
      <style:section-properties style:editable="false">
        <style:columns fo:column-count="1" fo:column-gap="0cm"/>
      </style:section-properties>
    </style:style>
    <number:date-style style:name="N5106" number:language="fi" number:country="FI" number:title="Käyttäjän määrittämä">
      <number:day number:style="long"/>
      <number:text>.</number:text>
      <number:month number:style="long"/>
      <number:text>.</number:text>
      <number:year number:style="long"/>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681420" text:style-name="WW8StyleNum">
        <text:list-header>
          <text:p text:style-name="P25"/>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2701468" text:continue-numbering="true" text:style-name="WW8StyleNum">
        <text:list-header>
          <text:p text:style-name="Kansiots1"/>
          <text:p text:style-name="Kansiots1">Testaussuunnitelma</text:p>
          <text:p text:style-name="Kansiotsikko">Projektin nimi</text:p>
          <text:p text:style-name="Kansiots2">versio 1.2</text:p>
          <text:p text:style-name="Kansiots2"/>
        </text:list-header>
      </text:list>
      <text:p text:style-name="P2"/>
      <text:p text:style-name="P2"/>
      <text:p text:style-name="P2"/>
      <text:p text:style-name="P2"/>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9">TTY</text:p>
          </table:table-cell>
          <table:table-cell table:style-name="Taulukko1.A1" office:value-type="string">
            <text:p text:style-name="P9">Ohjelmistotekniikka</text:p>
          </table:table-cell>
          <table:table-cell table:style-name="Taulukko1.C1" office:value-type="string">
            <text:p text:style-name="P9">OHJ-0000 Kurssin nimi</text:p>
          </table:table-cell>
        </table:table-row>
        <table:table-row>
          <table:table-cell table:style-name="Taulukko1.A2" table:number-columns-spanned="2" office:value-type="string">
            <text:p text:style-name="P9">Tekijä: &lt;vastuuhenkilö&gt;</text:p>
          </table:table-cell>
          <table:covered-table-cell/>
          <table:table-cell table:style-name="Taulukko1.C2" office:value-type="string">
            <text:p text:style-name="P7"><text:span text:style-name="T2">Tulostettu: </text:span><text:span text:style-name="T2"><text:print-date style:data-style-name="N5106">22.09.2009 13:51</text:print-date></text:span></text:p>
          </table:table-cell>
        </table:table-row>
        <table:table-row>
          <table:table-cell table:style-name="Taulukko1.A3" table:number-columns-spanned="3" office:value-type="string">
            <text:p text:style-name="P9">Jakelu: &lt;kenelle jaellaan (ja ryhmän jäsenet)&gt;</text:p>
          </table:table-cell>
          <table:covered-table-cell/>
          <table:covered-table-cell/>
        </table:table-row>
        <table:table-row>
          <table:table-cell table:style-name="Taulukko1.A4" table:number-columns-spanned="3" office:value-type="string">
            <text:p text:style-name="P9"/>
          </table:table-cell>
          <table:covered-table-cell/>
          <table:covered-table-cell/>
        </table:table-row>
        <table:table-row>
          <table:table-cell table:style-name="Taulukko1.A4" table:number-columns-spanned="3" office:value-type="string">
            <text:p text:style-name="P9"/>
          </table:table-cell>
          <table:covered-table-cell/>
          <table:covered-table-cell/>
        </table:table-row>
        <table:table-row>
          <table:table-cell table:style-name="Taulukko1.A6" table:number-columns-spanned="3" office:value-type="string">
            <text:p text:style-name="P9"/>
          </table:table-cell>
          <table:covered-table-cell/>
          <table:covered-table-cell/>
        </table:table-row>
        <table:table-row>
          <table:table-cell table:style-name="Taulukko1.A2" table:number-columns-spanned="2" office:value-type="string">
            <text:p text:style-name="P9">Dokumentin tila: työversio</text:p>
          </table:table-cell>
          <table:covered-table-cell/>
          <table:table-cell table:style-name="Taulukko1.C2" office:value-type="string">
            <text:p text:style-name="P7"><text:span text:style-name="T2">Muokattu: </text:span><text:span text:style-name="T2"><text:modification-date style:data-style-name="N36">10.04.2013</text:modification-date></text:span><text:span text:style-name="T2"> </text:span><text:span text:style-name="T2"><text:modification-time style:data-style-name="N40">12:56</text:modification-time></text:span></text:p>
          </table:table-cell>
        </table:table-row>
      </table:table>
      <text:list xml:id="list32719476" text:continue-numbering="true" text:style-name="WW8StyleNum">
        <text:list-header>
          <text:p text:style-name="Otsikko_20__28_numeroimaton_29_">Versio<text:span text:style-name="T1">N HISTORY</text:span></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0">Versio</text:p>
          </table:table-cell>
          <table:table-cell table:style-name="Taulukko2.A1" office:value-type="string">
            <text:p text:style-name="P9">Päiväys</text:p>
          </table:table-cell>
          <table:table-cell table:style-name="Taulukko2.A1" office:value-type="string">
            <text:p text:style-name="P9">Tekijät</text:p>
          </table:table-cell>
          <table:table-cell table:style-name="Taulukko2.A1" office:value-type="string">
            <text:p text:style-name="P9">Tehdyt muutokset</text:p>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row table:style-name="Taulukko2.1">
          <table:table-cell table:style-name="Taulukko2.A2" office:value-type="string">
            <text:p text:style-name="P10"/>
          </table:table-cell>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row>
      </table:table>
      <text:p text:style-name="P2"/>
      <text:list xml:id="list32719927" text:continue-numbering="true" text:style-name="WW8StyleNum">
        <text:list-header>
          <text:p text:style-name="P24">TABLE of contents</text:p>
        </text:list-header>
      </text:list>
      <text:table-of-content text:style-name="Sect1" text:name="Sisällysluettel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1">1. <text:s/>JOHDANTO<text:tab/>5</text:p>
          <text:p text:style-name="P12">1.1 <text:s text:c="3"/>Tarkoitus ja kattavuus<text:tab/>5</text:p>
          <text:p text:style-name="P12">1.2 <text:s text:c="2"/>Tuote ja ympäristö<text:tab/>5</text:p>
          <text:p text:style-name="P12">1.3 <text:s text:c="2"/>Määritelmät, termit ja lyhenteet<text:tab/>5</text:p>
          <text:p text:style-name="P12">1.4 <text:s text:c="2"/>Viitteet<text:tab/>5</text:p>
          <text:p text:style-name="P12">1.5 <text:s text:c="2"/>Yleiskatsaus dokumenttiin <text:s/><text:tab/>5</text:p>
          <text:p text:style-name="P11">2. <text:s text:c="2"/>TESTAUSYMPÄRISTÖ <text:tab/>6</text:p>
          <text:p text:style-name="P12">2.1 <text:s text:c="3"/>Laitteisto <text:tab/>6</text:p>
          <text:p text:style-name="P12">2.2 <text:s/>Ohjelmisto<text:tab/>6</text:p>
          <text:p text:style-name="P12">2.3 <text:s text:c="2"/>Turvallisuus<text:tab/>6</text:p>
          <text:p text:style-name="P12">2.4 <text:s text:c="2"/>Apuvälineet ja data <text:tab/>6</text:p>
          <text:p text:style-name="P11">3. <text:s text:c="2"/>HENKILÖSTÖ- JA KOULUTUSVAATIMUKSET<text:tab/>7</text:p>
          <text:p text:style-name="P12">3.1 <text:s text:c="2"/>Henkilöstö<text:tab/>7</text:p>
          <text:p text:style-name="P12">3.2 <text:s text:c="2"/>Koulutus, tiedot ja taidot <text:tab/>7</text:p>
          <text:p text:style-name="P11">4. <text:s text:c="2"/>VASTUUALUEET<text:tab/>8</text:p>
          <text:p text:style-name="P12">4.1 <text:s/>Yksikkötestaus <text:s text:c="2"/><text:tab/>8</text:p>
          <text:p text:style-name="P12">4.2 <text:s/>Integrointitestaus<text:tab/>8</text:p>
          <text:p text:style-name="P12">4.3 <text:s/>Järjestelmätestaus<text:tab/>8</text:p>
          <text:p text:style-name="P12">4.4 <text:s/>Automaattiset testit <text:tab/>8</text:p>
          <text:p text:style-name="P12">4.5 <text:s/>Muu(t) testausryhmä(t) <text:tab/>8</text:p>
          <text:p text:style-name="P11">5. <text:s text:c="2"/>VAADITTAVA TULOSAINEISTO<text:tab/>9</text:p>
          <text:p text:style-name="P11">6. <text:s text:c="2"/>ERIKOISOMINAISUUKSIA<text:tab/>10</text:p>
          <text:p text:style-name="P12">6.1 <text:s text:c="3"/>Ominaisuudet joita ei testata<text:tab/>10</text:p>
          <text:p text:style-name="P11">7. <text:s text:c="2"/>TESTAUKSEN TEHTÄVÄJÄRJESTYS JA TESTAUS- MENETTELY <text:tab/>11</text:p>
          <text:p text:style-name="P12">7.1 <text:s/>Tehtäväjärjestys <text:tab/>11</text:p>
          <text:p text:style-name="P12">7.2 <text:s text:c="3"/>Testattavat osat <text:tab/>11</text:p>
          <text:p text:style-name="P12">7.3 <text:s text:c="3"/>Testitapausluokat ja virheluokat <text:tab/>11</text:p>
          <text:p text:style-name="P12">7.4 <text:s text:c="3"/>Menetelmät ja tekniikat<text:tab/>11</text:p>
          <text:p text:style-name="P12">7.5 <text:s text:c="2"/>Kattavuus ja toistot, korjaukset ja uusintatestaus <text:s/><text:tab/>11</text:p>
          <text:p text:style-name="P12">7.6 <text:s text:c="2"/>Rajoitukset<text:tab/>11</text:p>
          <text:p text:style-name="P11">8. <text:s text:c="2"/>TESTAUSTAPAUKSET<text:tab/>12</text:p>
          <text:p text:style-name="P12"><text:soft-page-break/>8.1 <text:s text:c="3"/>Tietokannan testaus <text:tab/>12</text:p>
          <text:p text:style-name="P12">8.2 <text:s text:c="3"/>Ohjelmaan liittyvien ulkopuolisten osien testaus <text:tab/>12</text:p>
          <text:p text:style-name="P12">8.3 <text:s text:c="3"/>Käyttöliittymän testaus <text:tab/>12</text:p>
          <text:p text:style-name="P12">8.4 <text:s text:c="3"/>Liittymien ja rajapintojen testaus<text:tab/>12</text:p>
          <text:p text:style-name="P12">8.5 <text:s text:c="3"/>Tulostustoimintojen testaus<text:tab/>12</text:p>
          <text:p text:style-name="P12">8.6 <text:s text:c="3"/>Turvallisuuden testaus<text:tab/>12</text:p>
          <text:p text:style-name="P12">8.7 <text:s text:c="3"/>Toipumisen (elpymisen) testaus<text:tab/>12</text:p>
          <text:p text:style-name="P12">8.8 <text:s text:c="3"/>Suorituskyvyn testaus <text:tab/>12</text:p>
          <text:p text:style-name="P12">8.9 <text:s text:c="3"/>Regressiotestaus <text:tab/>12</text:p>
          <text:p text:style-name="P12">8.10 <text:s text:c="3"/>Asennus ja poisto <text:tab/>12</text:p>
          <text:p text:style-name="P12">8.11 <text:s text:c="3"/>Käytettävyyden testaus<text:tab/>12</text:p>
          <text:p text:style-name="P12">8.12 <text:s/>Erikoisia tapauksia<text:tab/>12</text:p>
          <text:p text:style-name="P12">8.13 <text:s text:c="2"/>Hyväksymistestaus<text:tab/>12</text:p>
          <text:p text:style-name="P11">9. <text:s text:c="2"/>TESTAUKSEN KRITEERIT JA VAATIMUKSET <text:tab/>13</text:p>
          <text:p text:style-name="P12">9.1 <text:s text:c="3"/>Hyväksymiskriteerit <text:tab/>13</text:p>
          <text:p text:style-name="P12">9.2 <text:s text:c="2"/>Hylkäämiskriteerit<text:tab/>13</text:p>
          <text:p text:style-name="P12">9.3 <text:s text:c="2"/>Testauksen keskeyttäminen<text:tab/>13</text:p>
          <text:p text:style-name="P12">9.4 <text:s text:c="2"/>Testauksen jatkaminen <text:tab/>13</text:p>
          <text:p text:style-name="P12">9.5 <text:s/>Testauksen lopettaminen<text:tab/>13</text:p>
          <text:p text:style-name="P12">9.6 <text:s text:c="2"/>Koodin hylkääminen <text:tab/>13</text:p>
          <text:p text:style-name="P11">10. <text:s text:c="2"/>TESTAUKSEN RISKIENHALLINTA<text:tab/>14</text:p>
          <text:p text:style-name="P11">11. <text:s text:c="2"/>AIKATAULU JA TYÖMÄÄRÄT<text:tab/>15</text:p>
          <text:p text:style-name="P11">12. <text:s text:c="2"/>TESTAUKSEN HYVÄKSYNTÄ <text:tab/>16</text:p>
          <text:p text:style-name="P12">12.1 <text:s text:c="2"/>Testauksen analyysi <text:tab/>16</text:p>
          <text:p text:style-name="P12">12.2 <text:s text:c="3"/>Testitapausten ja -joukkojen hyväksyntä <text:tab/>16</text:p>
          <text:p text:style-name="P12">12.3 <text:s text:c="3"/>Koko testauksen hyväksyntä <text:tab/>16</text:p>
        </text:index-body>
      </text:table-of-content>
      <text:p text:style-name="P3"/>
      <text:p text:style-name="P2"/>
      <text:h text:style-name="Heading_20_1" text:outline-level="1" text:restart-numbering="true" text:start-value="1"><text:tab/><text:span text:style-name="T1">Introduction</text:span></text:h>
      <text:p text:style-name="P8"><text:tab/><text:tab/><text:tab/><text:tab/></text:p>
      <text:h text:style-name="P20" text:outline-level="2"><text:s text:c="2"/><text:tab/><text:span text:style-name="T1">Document overview</text:span></text:h>
      <text:p text:style-name="P13">This document describes the methods used for testing the Dependency Analysis for Kactus2 software component. The goal of testing is to make sure that the behavior of the software corresponds to what is specified in the functional specification, and that the software is stable in all use scenarios. The majority of the document consists of test cases, which divide testing into separate short, easily comprehensible tests which can be performed and their outcome examined.</text:p>
      <text:h text:style-name="P22" text:outline-level="2"><text:s/><text:tab/>Testing methods</text:h>
      <text:p text:style-name="P4"><text:span text:style-name="T3">The testing will be handled manually, no automatic testing methods will be used. Tests will be performed by interacting with the software through its GUI in the same way the end-user will be using the software.</text:span><text:span text:style-name="T2"> </text:span></text:p>
      <text:p text:style-name="P2"/>
      <text:p text:style-name="P2"/>
      <text:h text:style-name="P18" text:outline-level="1"><text:s/><text:tab/><text:span text:style-name="T1">Test cases</text:span></text:h>
      <text:p text:style-name="P2"/>
      <text:h text:style-name="P19" text:outline-level="2"><text:s/><text:tab/><text:span text:style-name="T1">Adding source directories</text:span></text:h>
      <text:p text:style-name="P17"><text:span text:style-name="T10">(Alkutilanne, vaiheittain mitä tehdään ja odotettu lopputulos)</text:span></text:p>
      <text:p text:style-name="P13">Adding a source directory, adding its subdirectory (no change should happen) and adding its parent directory (only parent directory left). Adding an entirely separate directory. Making sure files from all the directories appear in the graph.</text:p>
      <text:h text:style-name="P21" text:outline-level="2"><text:s/><text:tab/>Removing source directories</text:h>
      <text:p text:style-name="P13">Removing a source directory, making sure its files are removed from the graph.</text:p>
      <text:h text:style-name="Heading_20_2" text:outline-level="2"><text:span text:style-name="T3"><text:s/><text:tab/></text:span><text:span text:style-name="T4">Dependency scan</text:span></text:h>
      <text:p text:style-name="P14">When files with C++/VHDL code in them are added, check that the graph corresponds to their actual dependencies (i.e. Includes). Check that the files are analyzed based on the file extensions in settings.</text:p>
      <text:h text:style-name="Heading_20_2" text:outline-level="2"><text:span text:style-name="T4"><text:s/><text:tab/></text:span><text:span text:style-name="T5">Creating manual connections</text:span></text:h>
      <text:p text:style-name="P5"><text:span text:style-name="T6">Check that appropriate manual connections are created when drawing them. Check that Shift-modifier works for creating. Check that connections to same file are combined. </text:span><text:span text:style-name="T8">Check that creating duplicate (either with manual or automatic) connections is not allowed.</text:span></text:p>
      <text:h text:style-name="P23" text:outline-level="2"><text:s/><text:tab/>Modifying manual connections</text:h>
      <text:p text:style-name="P6"><text:span text:style-name="T7">Selecting a dependency. Check that modifications made to manual connections in the info widget are represented in the graph. Same for context menu. </text:span><text:span text:style-name="T9">Also deletion.</text:span></text:p>
      <text:h text:style-name="Heading_20_2" text:outline-level="2"><text:span text:style-name="T7"><text:s/><text:tab/></text:span><text:span text:style-name="T8">Defining external dependency locations</text:span></text:h>
      <text:p text:style-name="P15">Define a location for an undefined dependency from the context menu, check that it moves from undefined to external. Change location and see that changes are reflected. Remove the location and check that it returnes back to undefined.</text:p>
      <text:h text:style-name="Heading_20_2" text:outline-level="2"><text:span text:style-name="T3"><text:s/><text:tab/></text:span><text:span text:style-name="T4">Applying filters</text:span></text:h>
      <text:p text:style-name="P14">Setting each filter on and off to see that graph changes accordingly.</text:p>
      <text:h text:style-name="Heading_20_2" text:outline-level="2"><text:span text:style-name="T4"><text:s/><text:tab/></text:span><text:span text:style-name="T9">Additional </text:span><text:span text:style-name="T11">crash </text:span><text:span text:style-name="T9">testing</text:span></text:h>
      <text:p text:style-name="P16">- Pressing delete when context menu is open for connection</text:p>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002cm" fo:margin-bottom="0.00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0" style:family="text">
      <style:text-properties style:font-name="Courier New1" style:font-name-complex="Courier New1"/>
    </style:style>
    <style:style style:name="WW8NumSt2z0" style:family="text">
      <style:text-properties style:font-name="Symbol" style:font-name-comple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1a7056"/>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MP1"><text:tab/>Tes<text:span text:style-name="MT1">t Plan</text:span><text:tab/>Versio<text:span text:style-name="MT1">n</text:span> <text:span text:style-name="MT1">0.1</text:span></text:p>
      </style:header>
      <style:footer>
        <text:p text:style-name="Footer">Muokattu: <text:modification-date style:data-style-name="N36">10.04.2013</text:modification-date> <text:modification-time style:data-style-name="N40">12:56</text:modification-time><text:tab/><text:tab/><text:page-number text:select-page="current">7</text:page-number>/<text:page-count style:num-format="1">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3-04-10T12:56:16.92</dc:date>
    <dc:language>fi-FI</dc:language>
    <meta:editing-cycles>30</meta:editing-cycles>
    <meta:editing-duration>PT2H12M4S</meta:editing-duration>
    <meta:print-date>2009-09-22T13:51:09.35</meta:print-date>
    <meta:document-statistic meta:table-count="2" meta:image-count="0" meta:object-count="0" meta:page-count="7" meta:paragraph-count="100" meta:word-count="654" meta:character-count="4519" meta:non-whitespace-character-count="4490"/>
    <meta:user-defined meta:name="Info 1"/>
    <meta:user-defined meta:name="Info 2"/>
    <meta:user-defined meta:name="Info 3"/>
    <meta:user-defined meta:name="Info 4"/>
  </office:meta>
</office:document-meta>
</file>